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B032071063.png" manifest:media-type="image/png"/>
  <manifest:file-entry manifest:full-path="Pictures/1000000100000780000004B0341B24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4723"/>
    </style:style>
    <style:style style:name="P2" style:family="paragraph" style:parent-style-name="Standard">
      <style:text-properties officeooo:rsid="001d4723" officeooo:paragraph-rsid="001d4723"/>
    </style:style>
    <style:style style:name="T1" style:family="text">
      <style:text-properties officeooo:rsid="001d47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urce Code</text:span></text:p>
      <text:p text:style-name="P2"><draw:frame draw:style-name="fr1" draw:name="Image1" text:anchor-type="char" svg:x="0in" svg:y="0.3646in" svg:width="6.6929in" svg:height="4.1827in" draw:z-index="0"><draw:image xlink:href="Pictures/1000000100000780000004B0341B245A.png" xlink:type="simple" xlink:show="embed" xlink:actuate="onLoad" draw:mime-type="image/png"/></draw:frame></text:p>
      <text:p text:style-name="P2"/>
      <text:p text:style-name="P2"/>
      <text:p text:style-name="P2">Output</text:p>
      <text:p text:style-name="P2"/>
      <text:p text:style-name="P2"><draw:frame draw:style-name="fr1" draw:name="Image2" text:anchor-type="char" svg:x="0.0417in" svg:y="0.1583in" svg:width="6.6929in" svg:height="4.1827in" draw:z-index="1"><draw:image xlink:href="Pictures/1000000100000780000004B032071063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6:38:59.179938784</meta:creation-date>
    <dc:date>2025-01-26T06:44:01.963304057</dc:date>
    <meta:editing-duration>PT5M3S</meta:editing-duration>
    <meta:editing-cycles>1</meta:editing-cycles>
    <meta:document-statistic meta:table-count="0" meta:image-count="2" meta:object-count="0" meta:page-count="2" meta:paragraph-count="2" meta:word-count="3" meta:character-count="17" meta:non-whitespace-character-count="16"/>
    <meta:generator>LibreOffice/24.8.3.2$Linux_X86_64 LibreOffice_project/e14c9fdd1f585efcbb2c5363087a99d20928d522</meta:generator>
  </office:meta>
</office:document-meta>
</file>